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booked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d after 70 days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50% of the passenger ticket amount.</text:p>
            <text:p text:style-name="Table_20_Contents"/>
            <text:p text:style-name="Table_20_Contents">Example – If single ticket was of R 1000, User should get an refund of Rs 500.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5:35.83</meta:creation-date>
    <dc:date>2017-10-10T13:59:59.66</dc:date>
    <dc:creator>Udit Saxena</dc:creator>
    <meta:editing-duration>PT20M17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7" meta:character-count="1021"/>
  </office:meta>
</office:document-meta>
</file>